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8.82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DejaVu Sans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DejaVu Sans"/>
    </style:style>
    <style:style style:name="ce4" style:family="table-cell" style:parent-style-name="Default">
      <style:text-properties style:font-name="Nimbus Mono L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style:font-name="Nimbus Mono L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style:font-name="Nimbus Mono L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text-line-through-style="solid" style:text-line-through-type="single" style:font-name="Nimbus Mono L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line-through-style="none" style:text-line-through-type="none" style:font-name="Nimbus Mono L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line-through-style="solid" style:text-line-through-type="single" style:font-name="Nimbus Mono 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DejaVu Sans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DejaVu Sans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DejaVu Sans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 table:print-ranges="Sheet1.A1:Sheet1.D20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row table:style-name="ro1"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python</text:p>
          </table:table-cell>
          <table:table-cell table:style-name="ce5" office:value-type="string" calcext:value-type="string">
            <text:p>trace</text:p>
          </table:table-cell>
          <table:table-cell table:style-name="ce11"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for i in range(2000):</text:p>
          </table:table-cell>
          <table:table-cell office:value-type="string" calcext:value-type="string">
            <text:p>FOR_ITER</text:p>
          </table:table-cell>
          <table:table-cell office:value-type="string" calcext:value-type="string">
            <text:p>range(2000)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GUARD_LT(i, 2000)</text:p>
          </table:table-cell>
          <table:table-cell table:style-name="Default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STORE_FAST "i"</text:p>
          </table:table-cell>
          <table:table-cell table:style-name="ce13"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<text:s text:c="4"/>x = fn(x, i)</text:p>
          </table:table-cell>
          <table:table-cell table:style-name="ce8" office:value-type="string" calcext:value-type="string">
            <text:p>LOAD_GLOBAL "fn"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GUARD_NOT_INVALI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AD_FAST "x"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FAST "i"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style-name="ce3"/>
          <table:table-cell table:style-name="ce7"/>
          <table:table-cell table:style-name="ce10" office:value-type="string" calcext:value-type="string">
            <text:p>CALL_FUNCTION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<text:s text:c="4"/>if i % 2:</text:p>
          </table:table-cell>
          <table:table-cell office:value-type="string" calcext:value-type="string">
            <text:p>LOAD_FAST "i"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CONST 2</text:p>
          </table:table-cell>
          <table:table-cell/>
        </table:table-row>
        <table:table-row table:style-name="ro1">
          <table:table-cell office:value-type="string" calcext:value-type="string">
            <text:p>fn</text:p>
          </table:table-cell>
          <table:table-cell/>
          <table:table-cell office:value-type="string" calcext:value-type="string">
            <text:p>BINARY_MODU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POP_JUMP_IF_FALSE</text:p>
          </table:table-cell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GUARD_TRUE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<text:s text:c="8"/>return x+42</text:p>
          </table:table-cell>
          <table:table-cell office:value-type="string" calcext:value-type="string">
            <text:p>LOAD_FAST "x"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CONST 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NARY_ADD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table:style-name="ce3"/>
          <table:table-cell table:style-name="ce7"/>
          <table:table-cell table:style-name="ce10" office:value-type="string" calcext:value-type="string">
            <text:p>RETURN_VALUE</text:p>
          </table:table-cell>
          <table:table-cell table:style-name="ce13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<text:s text:c="4"/>x = fn(x, i)</text:p>
          </table:table-cell>
          <table:table-cell office:value-type="string" calcext:value-type="string">
            <text:p>STORE_FAST "x"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table:style-name="ce3"/>
          <table:table-cell table:style-name="ce7"/>
          <table:table-cell table:style-name="ce7" office:value-type="string" calcext:value-type="string">
            <text:p>JUMP_ABSOLUTE 19</text:p>
          </table:table-cell>
          <table:table-cell table:style-name="ce14"/>
        </table:table-row>
        <table:table-row table:style-name="ro1" table:number-rows-repeated="2">
          <table:table-cell table:style-name="ce4" table:number-columns-repeated="2"/>
          <table:table-cell table:style-name="Default"/>
          <table:table-cell table:style-name="ce4"/>
        </table:table-row>
        <table:table-row table:style-name="ro1"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7:28:34.250844360</meta:creation-date>
    <dc:date>2017-06-01T18:31:16.388177774</dc:date>
    <meta:editing-duration>PT51M4S</meta:editing-duration>
    <meta:editing-cycles>5</meta:editing-cycles>
    <meta:generator>LibreOffice/5.1.6.2$Linux_X86_64 LibreOffice_project/10m0$Build-2</meta:generator>
    <meta:document-statistic meta:table-count="1" meta:cell-count="40" meta:object-count="0"/>
  </office:meta>
</office:document-meta>
</file>